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ction{Differences in design}</text:p>
      <text:p text:style-name="Standard"><text:tab/>As the project progressed, it quickly became clear that the initial diagram for the system implementation was inadequate. Many more classes were added as development continued.</text:p>
      <text:p text:style-name="Standard">\subsection{Piece changes}</text:p>
      <text:p text:style-name="Standard">\paragraph</text:p>
      <text:p text:style-name="Standard"><text:tab/>The most radical change was the separation and abstraction of the Piece class. Piece itself stores only the most basic information relevant to all pieces on the board: colour, type, position, and whether or not the piece has moved. <text:s/>Pawns have their own class, which stores the movement information required for a pawn piece. Likewise, the NonPawn class contains movement information for the other types of piece, and is further defined as a sliding piecce or a stepping piece, which determines whether or not the piece can move over other pieces. A “type” enumerator provides an easy identifier as to the nature of each piece.</text:p>
      <text:p text:style-name="Standard">\paragraph</text:p>
      <text:p text:style-name="Standard"><text:tab/>Furthermore, in the original class diagram, the pieces were stored at their location in the Board class. This is highly inefficient, as the entire board must be searched to find specific pieces. In the final implementation, two linked lists are used to store the locations of pieces for each side. The engine can loop through the list to find all the pieces still in play.</text:p>
      <text:p text:style-name="Standard"/>
      <text:p text:style-name="Standard">\subsection{Move changes}</text:p>
      <text:p text:style-name="Standard"><text:tab/>The move class remained much the same, though it now stores information on the move other than the start and end positions: It determines whether the move is a capture, or a promotion, or whether or not it is the first time moving the piece. Move is now implemented in the MoveValuePair class, which contains the move to be made and a numerical value representing the score the evaluator has assigned to this move, for use in determining the AI's course of action.</text:p>
      <text:p text:style-name="Standard"/>
      <text:p text:style-name="Standard">\subsection{AI changes}</text:p>
      <text:p text:style-name="Standard">The AI itself has been changed to an interface to facilitate the use of different AIs for different difficulties. A list of values for each piece is stored within the AI for use in evaluation.</text:p>
      <text:p text:style-name="Standard"/>
      <text:p text:style-name="Standard">\subsection{User Interface changes}</text:p>
      <text:p text:style-name="Standard">As with the AI, the User Interface has been separated to allow for the use of multiple interfaces. The UI class is now an interface, implemented by the command line version of the interface(used for testing) as well as the connection for the external graphical interface package, Xboard. </text:p>
      <text:p text:style-name="Standard"/>
      <text:p text:style-name="Standard">\subsection{</text:p>
      <text:p text:style-name="Standard">The game class implements the board, UI, and AI as in the original diagram, although the game class now contains additional methods for setting the difficulty and making moves. Ultimately, its role in the system has remained the same, and although much of the underlying functionality has been changed it does not affect this class direct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 d</meta:initial-creator>
    <meta:creation-date>2013-03-15T16:41:05.09</meta:creation-date>
    <meta:document-statistic meta:table-count="0" meta:image-count="0" meta:object-count="0" meta:page-count="1" meta:paragraph-count="15" meta:word-count="434" meta:character-count="2636"/>
    <dc:date>2013-03-15T19:19:52.04</dc:date>
    <dc:creator>d d</dc:creator>
    <meta:editing-duration>PT00H07M05S</meta:editing-duration>
    <meta:editing-cycles>1</meta:editing-cycles>
    <meta:generator>OpenOffice.org/3.2$Win32 OpenOffice.org_project/320m18$Build-9502</meta:generator>
  </office:meta>
</office:document-meta>
</file>